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text-align="center" fo:line-height="150%"/>
      <style:text-properties style:font-name="Times" fo:font-size="12.0pt"/>
    </style:style>
    <style:style style:name="P3" style:family="paragraph" style:parent-style-name="Standard">
      <style:paragraph-properties fo:line-height="150%"/>
      <style:text-properties style:font-name="Times" fo:font-size="12.0pt"/>
    </style:style>
    <style:style style:name="P4" style:family="paragraph" style:parent-style-name="Standard">
      <style:paragraph-properties fo:margin-left="0.3750in" fo:text-indent="-0.3750in" fo:line-height="150%"/>
      <style:text-properties style:font-name="Times" fo:font-size="12.0pt"/>
    </style:style>
    <style:style style:name="P5" style:family="paragraph" style:parent-style-name="Standard">
      <style:paragraph-properties fo:margin-bottom="0.0972in" fo:line-height="150%"/>
      <style:text-properties style:font-name="Times" fo:font-size="12.0pt"/>
    </style:style>
    <style:style style:name="P6" style:family="paragraph" style:parent-style-name="Standard">
      <style:paragraph-properties fo:line-height="150%"/>
      <style:text-properties style:font-name="Times" fo:font-size="12.0pt" fo:color="#000000"/>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style:text-underline-style="solid" style:text-underline-color="#000000"/>
    </style:style>
    <style:style style:name="T4" style:family="text">
      <style:text-properties style:text-underline-style="solid"/>
    </style:style>
    <style:style style:name="T5" style:family="text">
      <style:text-properties fo:color="#9b2c01"/>
    </style:style>
    <style:style style:name="T6" style:family="text">
      <style:text-properties fo:font-weight="bold" fo:font-weight-asian="bold" fo:font-weight-complex="bold" fo:color="#fd9a00"/>
    </style:style>
    <style:style style:name="TableColumn1" style:family="table-column">
      <style:table-column-properties style:column-width="3.4625in" style:rel-column-width="32767*"/>
    </style:style>
  </office:automatic-styles>
  <office:body>
    <office:text>
      <text:p text:style-name="P1">Xanthe Kraft and Patrick Xu</text:p>
      <text:p text:style-name="P1">Fancy Application Final Report</text:p>
      <text:p text:style-name="P1"/>
      <text:p text:style-name="P2">“Pi Time”: The Line Wait Time Estimator</text:p>
      <text:p text:style-name="P3"><text:span text:style-name="T1">Overview</text:span></text:p>
      <text:p text:style-name="P3"><text:span text:style-name="T1"><text:tab/></text:span>Inspired by the HOP Courtyard Café’s tremendously long lines during the school year, we constructed “Pi Time”, a basic Line Wait Time device to estimate the wait time of a line as a function of its length, and update and display the data to a view-friendly website. <text:s/>Using a Raspberry Pi, a <text:span text:style-name="T2">HC-SR04 Ultrasonic Range Sensor which plugs into the Pi via a breadboard, a server, and a client, the sensor interprets distance length to the client, sends it to the server, which stores distance values to be accused by javascript in the web client, converted to wait time, and updated on the website. </text:span></text:p>
      <text:p text:style-name="P3"/>
      <text:p text:style-name="P3"><text:span text:style-name="T1">Components</text:span></text:p>
      <text:p text:style-name="P4"><text:span text:style-name="T3">HC-SR04 Ultrasonic Range Sensor: </text:span>Measures distance using reflections of ultrasonic waves. </text:p>
      <text:p text:style-name="P4"><text:span text:style-name="T4">Client</text:span>: INPUT: ./runClient, prompts for units. The client code interfaces with the HC-SR04 ultrasonic distance sensor, reads in data and sends it to the server. It takes the server response and prints it out. The client prompts the user for desired distance units to be printed in the console. </text:p>
      <text:p text:style-name="P4"><text:span text:style-name="T4">Server</text:span>: INPUT: ./runServer. The server code takes in the client message and and coverts it to a floating point number. Then, it communicates with both the client and the Parse back end. First, it sends the distance value back to the client with a maximum of two decimals and the unit of length (e.g. 23.90 cm). It also creates a custom Parse object and sets its distance value equal to the one it just received from the client. It saves a new Parse object to the database for each client message. </text:p>
      <text:p text:style-name="P4"><text:span text:style-name="T4">Web Client</text:span>: Using JavaScript, the Wait Time Estimator website queries the database for the custom Parse objects. It takes the 10 most recent objects, <text:span text:style-name="T5">CONVERTS THEM VIA A FUNCTION ETC&gt;</text:span><text:s/>The interface of the website is written in HTML and utilizes the Bootstrap CSS library. </text:p>
      <text:p text:style-name="P4"/>
      <text:p text:style-name="P5"><text:span text:style-name="T1">Testing</text:span></text:p>
      <text:p text:style-name="P5">We've contacted KAF management and received approval to conduct testing at Baker-Berry’s KAF. On 8/7 we set up the sensor in KAF, and determined the limits of the sensor in a noisy environment to 2 feet. On 8/11, in an empty control room (Berry 171C) we tested the sensor and found it fairly accurate up to 12 feet, still with limitations at far distances (&lt;12ft). The demo video is done in this control environment, for accurate sensor readings.</text:p>
      <text:p text:style-name="P5"/>
      <text:p text:style-name="P5"><text:span text:style-name="T1">Obstacles</text:span></text:p>
      <text:p text:style-name="P6"><text:tab/>The <text:span text:style-name="T2">HC-SR04 Ultrasonic Range Sensor, while boasting an accuracy up to 5 meters, only worked reliably up to 12 feet in a controlled environment, and 2 feet in a noisy, moving environment (which would be the actual commercial site of the detector). The noisy surrounding is incompatible with the functionality of the sensor, which was skewed by the the reflection of sound waves, and irregular surfaces.</text:span></text:p>
      <text:p text:style-name="P3"/>
      <text:p text:style-name="P3"><text:span text:style-name="T1">Changes In Direction</text:span><text:span text:style-name="T6"><text:s/>NEEDS TO BE UPDATED</text:span></text:p>
      <text:p text:style-name="P3"><text:tab/>Our wait time calculation may rely on the past 30 seconds (10 distance measurement readings, taken every 3 seconds), but depending on how it is implemented, we may have to change this method. For example, we could take the average distance over these 10 readings or use some other method to get a consistent length reading. We originally also planned to test our device in the HOP since it has the most linear line, but we had to switch to testing at KAF since the HOP is closed during the summer. KAF is less desirable since the chances of people wandering in front of the sensor is higher but it is still the best option on campus.</text:p>
      <text:p text:style-name="P3"/>
      <text:p text:style-name="P3"><text:span text:style-name="T1">Future Research and Continuation of “Pi Time”</text:span></text:p>
      <text:p text:style-name="P3"><text:tab/><text:span text:style-name="T2"><text:s/>For Pi Time to be commercially successful, we would need a different sensor (laser, perhaps): one unaffected by sound, and accurate at point distances up to 20 feet. With these accurate distances, a statistical correlation between line distance and wait time would have to be found, and all wait times based off this model. Furthermore, a successful device could include a wait-time algorithm that updates in real time. With a working sensor, accurate method of wait time calculation, Pi Time could be tested in KAF and the </text:span>HOP Courtyard Café’s during the regular Dartmouth School Year, and additional tweaks could be made to the <text:span text:style-name="T2">The web-interface. Lastly, other Pi Times could be created and implemented in the remainder of dining options on campus, to update to their respective places on the website (HOP, Novack, ’53 Commons). </text:span></text:p>
      <text:p text:style-name="P3"><text:tab/></text:p>
      <text:p text:style-name="P3"><text:span text:style-name="T1">Acknowledgements</text:span></text:p>
      <text:p text:style-name="P3"><text:tab/>We would like to thank Sean Smith, Bill Nisen, and all the COSC 69.07 TAs and other staff of 15X for providing the Raspberry Pi, helping in wait time estimation from line length, and other assistance. Also, special thanks to Kathleen Rao for help with HTML/ photo tinting.</text:p>
      <text:p text:style-name="P3"/>
      <text:p text:style-name="P3"><text:span text:style-name="T1">References</text:span></text:p>
      <text:p text:style-name="P3"><text:tab/>Functionality of <text:s/>Wait Time Estimator influenced by “LineKing” (http://www.cse.buffalo.edu/~demirbas/publications/lineking.pdf), COSC 69.07 lectures, and Sensor information: http://www.modmypi.com/blog/hc-sr04-ultrasonic-range-sensor-on-the-raspberry-pi</text:p>
      <text:p text:style-name="P3"><text:s/></text:p>
      <text:p text:style-name="P3"><text:tab/>Website code learned from Codecademy, adapted from practice website “Airbnb” (https://www.codecademy.com/)</text:p>
      <text:p text:style-name="P3"/>
      <text:p text:style-name="P3"><text:tab/>Source images are as follows: Novack: http://dartmouth.edu/sites/default/files/styles/header_image/public/2008-0009038275.jpg?itok=WzketlBb, HOP: http://www.hotelcoolidge.com/wp-content/uploads/2014/10/HOP-outdoor-image-sm.jpg, KAF: http://www.dartreview.com/wp-content/uploads/2012/02/sq-let-them-eat-kaf.jpg, ’53 Commons: http://brunercott.com/BC_portfolio/1.BC_academic/1.BC_campus_ctrs_dining/02.Dartmouth_Commons/2_Dartmouth_opt.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